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7237E11B64C0C6A9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447cm, 3.595cm, 7.418cm, 2.34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4cm" svg:height="22.199cm" svg:x="0.992cm" svg:y="2.592cm">
          <draw:image xlink:href="Pictures/10000000000005E8000007E07237E11B64C0C6A9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6:00.330219937</dc:date>
    <meta:editing-duration>PT3M35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